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E0000019223CA81773E167D2C.png" manifest:media-type="image/png"/>
  <manifest:file-entry manifest:full-path="Pictures/10000000000002DC000001700578A104EE74903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55cm" fo:min-width="2cm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8.999cm" svg:height="9.55cm" svg:x="0.9cm" svg:y="7.95cm">
          <draw:image xlink:href="Pictures/10000000000002DC000001700578A104EE749039.png" xlink:type="simple" xlink:show="embed" xlink:actuate="onLoad" loext:mime-type="image/png">
            <text:p/>
          </draw:image>
        </draw:frame>
        <draw:line draw:style-name="gr2" draw:text-style-name="P2" draw:layer="layout" svg:x1="10.1cm" svg:y1="16.5cm" svg:x2="9.9cm" svg:y2="18.1cm">
          <text:p/>
        </draw:line>
        <draw:frame draw:style-name="gr3" draw:text-style-name="P3" draw:layer="layout" svg:width="2.314cm" svg:height="0.607cm" svg:x="6.4cm" svg:y="13.093cm">
          <draw:text-box>
            <text:p><text:span text:style-name="T1">0xC0400000</text:span></text:p>
          </draw:text-box>
        </draw:frame>
        <draw:frame draw:style-name="gr3" draw:text-style-name="P3" draw:layer="layout" svg:width="2.314cm" svg:height="0.607cm" svg:x="8.3cm" svg:y="13.1cm">
          <draw:text-box>
            <text:p><text:span text:style-name="T1">0xC0700000</text:span></text:p>
          </draw:text-box>
        </draw:frame>
        <draw:frame draw:style-name="gr3" draw:text-style-name="P3" draw:layer="layout" svg:width="2.314cm" svg:height="0.607cm" svg:x="9.186cm" svg:y="10.993cm">
          <draw:text-box>
            <text:p><text:span text:style-name="T1">0xC080000</text:span><text:span text:style-name="T1">0</text:span></text:p>
          </draw:text-box>
        </draw:frame>
        <draw:custom-shape draw:style-name="gr4" draw:text-style-name="P4" draw:layer="layout" svg:width="2.5cm" svg:height="3.8cm" svg:x="3.1cm" svg:y="18.8cm">
          <text:p text:style-name="P1"><text:span text:style-name="T1">第一个页表：只有</text:span></text:p>
          <text:p text:style-name="P1"><text:span text:style-name="T1">256</text:span><text:span text:style-name="T1">项，指向前一</text:span></text:p>
          <text:p text:style-name="P1"><text:span text:style-name="T1">MB</text:span><text:span text:style-name="T1">，每一项包含</text:span></text:p>
          <text:p text:style-name="P1"><text:span text:style-name="T1">4</text:span><text:span text:style-name="T1">字节，即一页地</text:span></text:p>
          <text:p text:style-name="P1"><text:span text:style-name="T1">址，定义</text:span><text:span text:style-name="T1">kernel</text:span></text:p>
          <text:p text:style-name="P1"><text:span text:style-name="T1">space</text:span><text:span text:style-name="T1">那里前一</text:span></text:p>
          <text:p text:style-name="P1"><text:span text:style-name="T1">MB</text:span><text:span text:style-name="T1">映射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656cm" svg:height="10.352cm" svg:x="6.644cm" svg:y="18.6cm">
          <draw:image xlink:href="Pictures/100002010000008E0000019223CA81773E167D2C.png" xlink:type="simple" xlink:show="embed" xlink:actuate="onLoad" loext:mime-type="image/png">
            <text:p/>
          </draw:image>
        </draw:frame>
        <draw:line draw:style-name="gr2" draw:text-style-name="P2" draw:layer="layout" svg:x1="4.4cm" svg:y1="18.9cm" svg:x2="5.5cm" svg:y2="16.5cm">
          <text:p/>
        </draw:line>
        <draw:line draw:style-name="gr2" draw:text-style-name="P2" draw:layer="layout" svg:x1="6.7cm" svg:y1="19cm" svg:x2="5.6cm" svg:y2="20.6cm">
          <text:p/>
        </draw:line>
        <draw:line draw:style-name="gr2" draw:text-style-name="P2" draw:layer="layout" svg:x1="6.7cm" svg:y1="24.8cm" svg:x2="5.6cm" svg:y2="21.4cm">
          <text:p/>
        </draw:line>
        <draw:line draw:style-name="gr5" draw:text-style-name="P2" draw:layer="layout" svg:x1="10.3cm" svg:y1="25.8cm" svg:x2="11.5cm" svg:y2="25.8cm">
          <text:p/>
        </draw:line>
        <draw:line draw:style-name="gr5" draw:text-style-name="P2" draw:layer="layout" svg:x1="11.6cm" svg:y1="25.9cm" svg:x2="11.6cm" svg:y2="18.6cm">
          <text:p/>
        </draw:line>
        <draw:line draw:style-name="gr2" draw:text-style-name="P2" draw:layer="layout" svg:x1="11.7cm" svg:y1="18.7cm" svg:x2="10.2cm" svg:y2="18.7cm">
          <text:p/>
        </draw:line>
        <draw:frame draw:style-name="gr3" draw:text-style-name="P3" draw:layer="layout" svg:width="2.634cm" svg:height="0.712cm" svg:x="9.286cm" svg:y="18.793cm">
          <draw:text-box>
            <text:p><text:span text:style-name="T1">保存</text:span><text:span text:style-name="T1">0x100000</text:span></text:p>
          </draw:text-box>
        </draw:frame>
        <draw:frame draw:style-name="gr3" draw:text-style-name="P3" draw:layer="layout" svg:width="2.634cm" svg:height="0.712cm" svg:x="9.4cm" svg:y="24.5cm">
          <draw:text-box>
            <text:p><text:span text:style-name="T1">保存</text:span><text:span text:style-name="T1">0x100000</text:span></text:p>
          </draw:text-box>
        </draw:frame>
        <draw:frame draw:style-name="gr3" draw:text-style-name="P3" draw:layer="layout" svg:width="2.634cm" svg:height="0.712cm" svg:x="9.366cm" svg:y="25.4cm">
          <draw:text-box>
            <text:p><text:span text:style-name="T1">保存</text:span><text:span text:style-name="T1">0x101000</text:span></text:p>
          </draw:text-box>
        </draw:frame>
        <draw:frame draw:style-name="gr3" draw:text-style-name="P3" draw:layer="layout" svg:width="2.634cm" svg:height="0.712cm" svg:x="9.366cm" svg:y="26.388cm">
          <draw:text-box>
            <text:p><text:span text:style-name="T1">保存</text:span><text:span text:style-name="T1">0x102000</text:span></text:p>
          </draw:text-box>
        </draw:frame>
        <draw:frame draw:style-name="gr3" draw:text-style-name="P3" draw:layer="layout" svg:width="2.725cm" svg:height="1.173cm" svg:x="9.3cm" svg:y="27.1cm">
          <draw:text-box>
            <text:p><text:span text:style-name="T1">保存</text:span><text:span text:style-name="T1">0x103000</text:span></text:p>
            <text:p><text:span text:style-name="T1">即后续页表位置</text:span></text:p>
          </draw:text-box>
        </draw:frame>
        <draw:frame draw:style-name="gr3" draw:text-style-name="P3" draw:layer="layout" svg:width="2.634cm" svg:height="0.712cm" svg:x="3cm" svg:y="23.1cm">
          <draw:text-box>
            <text:p><text:span text:style-name="T1">位置</text:span><text:span text:style-name="T1">0x100000</text:span></text:p>
          </draw:text-box>
        </draw:frame>
        <draw:frame draw:style-name="gr3" draw:text-style-name="P3" draw:layer="layout" svg:width="4.539cm" svg:height="0.712cm" svg:x="6.561cm" svg:y="28.9cm">
          <draw:text-box>
            <text:p><text:span text:style-name="T1">第二个页表，位置</text:span><text:span text:style-name="T1">0x101000</text:span></text:p>
          </draw:text-box>
        </draw:frame>
        <draw:custom-shape draw:style-name="gr4" draw:text-style-name="P4" draw:layer="layout" svg:width="2.5cm" svg:height="3.8cm" svg:x="13.3cm" svg:y="18.7cm">
          <text:p text:style-name="P1"><text:span text:style-name="T1">第三个页表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634cm" svg:height="0.712cm" svg:x="13.2cm" svg:y="23.188cm">
          <draw:text-box>
            <text:p><text:span text:style-name="T1">位置</text:span><text:span text:style-name="T1">0x10200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3T14:43:11.243646929</meta:creation-date>
    <dc:date>2023-04-03T15:18:32.578411725</dc:date>
    <meta:editing-duration>PT3M37S</meta:editing-duration>
    <meta:editing-cycles>1</meta:editing-cycles>
    <meta:document-statistic meta:object-count="22"/>
    <meta:generator>LibreOffice/6.4.7.2$Linux_X86_64 LibreOffice_project/40$Build-2</meta:generator>
  </office:meta>
</office:document-meta>
</file>